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officeooo:rsid="00083db1" officeooo:paragraph-rsid="00105c45"/>
    </style:style>
    <style:style style:name="P2" style:family="paragraph" style:parent-style-name="Standard">
      <style:text-properties style:font-name="Instrument Serif" officeooo:rsid="000d7039" officeooo:paragraph-rsid="00105c45"/>
    </style:style>
    <style:style style:name="P3" style:family="paragraph" style:parent-style-name="Standard">
      <style:text-properties style:font-name="Instrument Serif" officeooo:rsid="00083db1" officeooo:paragraph-rsid="0010f28e"/>
    </style:style>
    <style:style style:name="P4" style:family="paragraph" style:parent-style-name="Standard">
      <style:text-properties style:font-name="Instrument Serif" officeooo:rsid="0009dc84" officeooo:paragraph-rsid="0010f28e"/>
    </style:style>
    <style:style style:name="P5" style:family="paragraph" style:parent-style-name="Standard">
      <style:text-properties style:font-name="Instrument Serif" officeooo:rsid="000b6792" officeooo:paragraph-rsid="0010f28e"/>
    </style:style>
    <style:style style:name="P6" style:family="paragraph" style:parent-style-name="Standard">
      <style:text-properties style:font-name="Instrument Serif" officeooo:rsid="00105c45" officeooo:paragraph-rsid="00105c45"/>
    </style:style>
    <style:style style:name="P7" style:family="paragraph" style:parent-style-name="Standard">
      <style:text-properties officeooo:paragraph-rsid="00105c45"/>
    </style:style>
    <style:style style:name="P8" style:family="paragraph" style:parent-style-name="Standard">
      <style:text-properties style:text-position="0% 100%" style:font-name="Instrument Serif" style:text-underline-style="none" fo:font-weight="normal" officeooo:rsid="000db76f" officeooo:paragraph-rsid="000db76f" style:font-weight-asian="normal" style:font-weight-complex="normal"/>
    </style:style>
    <style:style style:name="P9" style:family="paragraph" style:parent-style-name="Standard">
      <style:text-properties style:font-name="Instrument Serif" officeooo:rsid="000d7039" officeooo:paragraph-rsid="000db76f"/>
    </style:style>
    <style:style style:name="P10" style:family="paragraph" style:parent-style-name="Standard">
      <style:text-properties style:font-name="Instrument Serif" officeooo:rsid="000effa9" officeooo:paragraph-rsid="00105c45"/>
    </style:style>
    <style:style style:name="P11" style:family="paragraph" style:parent-style-name="Standard">
      <style:text-properties style:font-name="Instrument Serif" officeooo:rsid="00083db1" officeooo:paragraph-rsid="000cee1a"/>
    </style:style>
    <style:style style:name="P12" style:family="paragraph" style:parent-style-name="Standard">
      <style:text-properties style:font-name="Instrument Serif" officeooo:rsid="0009dc84" officeooo:paragraph-rsid="000b6792"/>
    </style:style>
    <style:style style:name="P13" style:family="paragraph" style:parent-style-name="Standard">
      <style:text-properties style:font-name="Instrument Serif" officeooo:rsid="000b6792" officeooo:paragraph-rsid="000b6792"/>
    </style:style>
    <style:style style:name="P14" style:family="paragraph" style:parent-style-name="Standard">
      <style:text-properties style:font-name="Instrument Serif" officeooo:rsid="00083db1" officeooo:paragraph-rsid="00083db1"/>
    </style:style>
    <style:style style:name="T1" style:family="text">
      <style:text-properties officeooo:rsid="000cee1a"/>
    </style:style>
    <style:style style:name="T2" style:family="text">
      <style:text-properties officeooo:rsid="0009dc84"/>
    </style:style>
    <style:style style:name="T3" style:family="text">
      <style:text-properties officeooo:rsid="000b6792"/>
    </style:style>
    <style:style style:name="T4" style:family="text">
      <style:text-properties officeooo:rsid="000effa9"/>
    </style:style>
    <style:style style:name="T5" style:family="text">
      <style:text-properties officeooo:rsid="0010f28e"/>
    </style:style>
    <style:style style:name="T6" style:family="text">
      <style:text-properties officeooo:rsid="00105c45"/>
    </style:style>
    <style:style style:name="T7" style:family="text">
      <style:text-properties officeooo:rsid="00112401"/>
    </style:style>
    <style:style style:name="T8" style:family="text">
      <style:text-properties style:font-name="Instrument Serif" officeooo:rsid="00105c45"/>
    </style:style>
    <style:style style:name="T9" style:family="text">
      <style:text-properties style:text-position="0% 100%" style:text-underline-style="none" fo:font-weight="normal" officeooo:rsid="000db76f" style:font-weight-asian="normal" style:font-weight-complex="normal"/>
    </style:style>
    <style:style style:name="T10" style:family="text">
      <style:text-properties style:text-position="0% 100%" fo:font-weight="normal" officeooo:rsid="000db76f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0db76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position="0% 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*</text:span>CSuper Operator System <text:span text:style-name="T2">Computational Resynthesizer MasterFrame Peculiar Unit SpecialDataPlan</text:span><text:span text:style-name="T1">e</text:span><text:span text:style-name="T3">Text</text:span><text:span text:style-name="T1">BasedFile</text:span></text:p>
      <text:p text:style-name="P2">four billion two hundred five million two hundred sixty thousand eight hundred <text:span text:style-name="T4">bytes</text:span></text:p>
      <text:p text:style-name="P1"><text:span text:style-name="T3">4205260800 </text:span><text:span text:style-name="T4">bravo yankee tango echo sierra</text:span></text:p>
      <text:p text:style-name="P3"><text:span text:style-name="T5">title=”</text:span><text:span text:style-name="T6">Super Metrologist: </text:span><text:span text:style-name="T1">C</text:span>yno<text:span text:style-name="T6">psis</text:span> <text:span text:style-name="T5">Executive Order 14363 Project GENESIS</text:span><text:span text:style-name="T1"> </text:span><text:span text:style-name="T5">USA </text:span><text:span text:style-name="T1">Intellectual </text:span><text:span text:style-name="T4">P</text:span><text:span text:style-name="T1">roperty”</text:span></text:p>
      <text:p text:style-name="P4">thirty-three billion six hundred forty-two million eighty-six thousand four hundred bits</text:p>
      <text:p text:style-name="P5">33642086400</text:p>
      <text:p text:style-name="P4">33642086400 <text:span text:style-name="T7">#(60*60*24)+(42*1000000)+(21*16*100000000)</text:span></text:p>
      <text:p text:style-name="P4">3360000000 <text:span text:style-name="T5"># </text:span>21*16*10,000,000"</text:p>
      <text:p text:style-name="P6">MicroControlling Mini Personal Computers Instruction Counts</text:p>
      <text:p text:style-name="P7"><text:span text:style-name="T8"><text:s text:c="5"/>56 <text:s text:c="23"/>131 <text:s text:c="18"/>&gt;32 <text:s text:c="11"/>eh? <text:s text:c="8"/>? <text:s text:c="16"/>? <text:s text:c="25"/>?? <text:s text:c="30"/>???</text:span></text:p>
      <text:p text:style-name="P8">6502→Atmega328<text:span text:style-name="T6">P</text:span>→NEORV32→ <text:span text:style-name="T4">rp2040→rp1→i80286→</text:span><text:span text:style-name="T6">PentiumIII550→</text:span><text:span text:style-name="T4">AthlonXP2700+</text:span></text:p>
      <text:p text:style-name="P9"><text:span text:style-name="T9">TAP|TAP0|</text:span><text:span text:style-name="T10">TAP1|TAP2|TAP3|TAP4|TAP5|TAP6|TAP7|TAP8|TAP9|TAP10|TAP11|TAP12|TAP13|TAP14|TAP15|TAP16|TAP17</text:span></text:p>
      <text:p text:style-name="P9"><text:span text:style-name="T11"><text:s/>NVMe→DRAM→ AM→ PAM-3→ </text:span><text:span text:style-name="T12">PAM-4 → PCIe 7.0 ←</text:span><text:span text:style-name="T11">VRAM→HID←</text:span><text:span text:style-name="T12">USB4 → ETHERNET→</text:span><text:span text:style-name="T11">RAM→NVMe→DRAM </text:span></text:p>
      <text:p text:style-name="P9"><text:span text:style-name="T9">TAP|T</text:span><text:span text:style-name="T9">AP0|</text:span><text:span text:style-name="T10">TAP1|TAP2|TAP3|TAP4|TAP5|TAP6|TAP7|TAP8|TAP9|TAP10|TAP11|TAP12|TAP13|TAP14|TAP15|TAP16|TAP17</text:span></text:p>
      <text:p text:style-name="P10"><text:span text:style-name="T13">microgatesquote1a=”Bill Gates referred to the 80286 as a brain-damaged chip”;</text:span></text:p>
      <text:p text:style-name="P11"><text:span text:style-name="T1">*</text:span>C Super Operator System <text:span text:style-name="T2">Computational Resynthesizer MasterFrame Peculiar Unit Special DataPlan</text:span><text:span text:style-name="T1">e</text:span><text:span text:style-name="T3">Text</text:span><text:span text:style-name="T1">BasedFile s</text:span><text:span text:style-name="T2">uperescapestring=”lush green spaces and farmland”; #26 characters, 5 words, 4 spaces, 30 bytes ASCII</text:span></text:p>
      <text:p text:style-name="P12"><text:span text:style-name="T3">CSTARSZ=4205260800 # this is 4,205,260,800 A bit over 4.2 Gigabytes, or 33642086400 bits</text:span></text:p>
      <text:p text:style-name="P13">unicode_data_orig_sz=2,175,362 (2+1+7+5+3+6+2 = 26)</text:p>
      <text:p text:style-name="P14"><text:span text:style-name="T1">cengls=”</text:span>26 Secret marks of the ancient knowledge from the forefathers treasure Virginia Class Golden Age Model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22:20:25.416818210</meta:creation-date>
    <dc:title>template</dc:title>
    <meta:editing-duration>PT3M21S</meta:editing-duration>
    <meta:editing-cycles>2</meta:editing-cycles>
    <meta:generator>LibreOffice/25.8.2.2$Linux_X86_64 LibreOffice_project/580$Build-2</meta:generator>
    <dc:date>2025-12-03T00:09:09.382576927</dc:date>
    <meta:document-statistic meta:table-count="0" meta:image-count="0" meta:object-count="0" meta:page-count="1" meta:paragraph-count="19" meta:word-count="152" meta:character-count="1625" meta:non-whitespace-character-count="1354"/>
    <meta:template xlink:type="simple" xlink:actuate="onRequest" xlink:title="template" xlink:href="../../../../.config/libreoffice/4/user/template/template.ott" meta:date="2025-12-02T22:20:24.708545133"/>
  </office:meta>
</office:document-meta>
</file>